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solid" svg:stroke-width="0.017cm" svg:stroke-color="#241f1f" draw:stroke-linejoin="round" svg:stroke-linecap="round" draw:fill="none" fo:padding-top="0.008cm" fo:padding-bottom="0.008cm" fo:padding-left="0.008cm" fo:padding-right="0.008cm" loext:decorative="false"/>
    </style:style>
    <style:style style:name="gr3" style:family="graphic" style:parent-style-name="standard">
      <style:graphic-properties draw:stroke="none" draw:fill="solid" draw:fill-color="#241f1f" loext:decorative="false"/>
    </style:style>
    <style:style style:name="gr4" style:family="graphic" style:parent-style-name="standard">
      <style:graphic-properties draw:stroke="solid" svg:stroke-width="0.017cm" svg:stroke-color="#241f1f" draw:stroke-linejoin="round" svg:stroke-linecap="round" draw:fill="solid" draw:fill-color="#ffffff" fo:padding-top="0.008cm" fo:padding-bottom="0.008cm" fo:padding-left="0.008cm" fo:padding-right="0.008cm" loext:decorative="false"/>
    </style:style>
    <style:style style:name="P1" style:family="paragraph">
      <loext:graphic-properties draw:fill="none"/>
    </style:style>
    <style:style style:name="P2" style:family="paragraph">
      <loext:graphic-properties draw:fill="solid" draw:fill-color="#241f1f"/>
    </style:style>
    <style:style style:name="P3" style:family="paragraph">
      <loext:graphic-properties draw:fill="solid"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line draw:style-name="gr2" draw:text-style-name="P1" draw:layer="layout" svg:x1="1.102cm" svg:y1="1.106cm" svg:x2="1.102cm" svg:y2="3.32cm">
            <text:p/>
          </draw:line>
          <draw:polygon draw:style-name="gr3" draw:text-style-name="P2" draw:layer="layout" svg:width="0.185cm" svg:height="0.184cm" svg:x="1.009cm" svg:y="0.946cm" svg:viewBox="0 0 186 185" draw:points="186,185 94,0 0,185">
            <text:p/>
          </draw:polygon>
          <draw:line draw:style-name="gr2" draw:text-style-name="P1" draw:layer="layout" svg:x1="1.102cm" svg:y1="2.873cm" svg:x2="1.106cm" svg:y2="2.851cm">
            <text:p/>
          </draw:line>
          <draw:line draw:style-name="gr2" draw:text-style-name="P1" draw:layer="layout" svg:x1="1.119cm" svg:y1="2.75cm" svg:x2="1.123cm" svg:y2="2.728cm">
            <text:p/>
          </draw:line>
          <draw:line draw:style-name="gr2" draw:text-style-name="P1" draw:layer="layout" svg:x1="1.136cm" svg:y1="2.625cm" svg:x2="1.136cm" svg:y2="2.605cm">
            <text:p/>
          </draw:line>
          <draw:line draw:style-name="gr2" draw:text-style-name="P1" draw:layer="layout" svg:x1="1.153cm" svg:y1="2.503cm" svg:x2="1.157cm" svg:y2="2.482cm">
            <text:p/>
          </draw:line>
          <draw:line draw:style-name="gr2" draw:text-style-name="P1" draw:layer="layout" svg:x1="1.17cm" svg:y1="2.38cm" svg:x2="1.176cm" svg:y2="2.359cm">
            <text:p/>
          </draw:line>
          <draw:line draw:style-name="gr2" draw:text-style-name="P1" draw:layer="layout" svg:x1="1.17cm" svg:y1="2.38cm" svg:x2="1.176cm" svg:y2="2.359cm">
            <text:p/>
          </draw:line>
          <draw:line draw:style-name="gr2" draw:text-style-name="P1" draw:layer="layout" svg:x1="1.187cm" svg:y1="2.257cm" svg:x2="1.192cm" svg:y2="2.235cm">
            <text:p/>
          </draw:line>
          <draw:line draw:style-name="gr2" draw:text-style-name="P1" draw:layer="layout" svg:x1="1.204cm" svg:y1="2.134cm" svg:x2="1.209cm" svg:y2="2.112cm">
            <text:p/>
          </draw:line>
          <draw:line draw:style-name="gr2" draw:text-style-name="P1" draw:layer="layout" svg:x1="1.232cm" svg:y1="2.014cm" svg:x2="1.236cm" svg:y2="1.992cm">
            <text:p/>
          </draw:line>
          <draw:line draw:style-name="gr2" draw:text-style-name="P1" draw:layer="layout" svg:x1="1.263cm" svg:y1="1.894cm" svg:x2="1.27cm" svg:y2="1.873cm">
            <text:p/>
          </draw:line>
          <draw:line draw:style-name="gr2" draw:text-style-name="P1" draw:layer="layout" svg:x1="1.297cm" svg:y1="1.775cm" svg:x2="1.306cm" svg:y2="1.753cm">
            <text:p/>
          </draw:line>
          <draw:line draw:style-name="gr2" draw:text-style-name="P1" draw:layer="layout" svg:x1="1.334cm" svg:y1="1.655cm" svg:x2="1.342cm" svg:y2="1.633cm">
            <text:p/>
          </draw:line>
          <draw:polyline draw:style-name="gr2" draw:text-style-name="P1" draw:layer="layout" svg:width="0.007cm" svg:height="0.021cm" svg:x="1.379cm" svg:y="1.517cm" svg:viewBox="0 0 8 22" draw:points="0,22 4,8 8,0">
            <text:p/>
          </draw:polyline>
          <draw:line draw:style-name="gr2" draw:text-style-name="P1" draw:layer="layout" svg:x1="1.423cm" svg:y1="1.422cm" svg:x2="1.436cm" svg:y2="1.404cm">
            <text:p/>
          </draw:line>
          <draw:line draw:style-name="gr2" draw:text-style-name="P1" draw:layer="layout" svg:x1="1.471cm" svg:y1="1.309cm" svg:x2="1.48cm" svg:y2="1.288cm">
            <text:p/>
          </draw:line>
          <draw:line draw:style-name="gr2" draw:text-style-name="P1" draw:layer="layout" svg:x1="1.526cm" svg:y1="1.196cm" svg:x2="1.537cm" svg:y2="1.178cm">
            <text:p/>
          </draw:line>
          <draw:polyline draw:style-name="gr2" draw:text-style-name="P1" draw:layer="layout" svg:width="0.01cm" svg:height="0.017cm" svg:x="1.584cm" svg:y="1.072cm" svg:viewBox="0 0 11 18" draw:points="0,18 7,5 11,0">
            <text:p/>
          </draw:polyline>
          <draw:line draw:style-name="gr2" draw:text-style-name="P1" draw:layer="layout" svg:x1="1.67cm" svg:y1="1.018cm" svg:x2="1.684cm" svg:y2="1.032cm">
            <text:p/>
          </draw:line>
          <draw:line draw:style-name="gr2" draw:text-style-name="P1" draw:layer="layout" svg:x1="1.748cm" svg:y1="1.106cm" svg:x2="1.76cm" svg:y2="1.125cm">
            <text:p/>
          </draw:line>
          <draw:line draw:style-name="gr2" draw:text-style-name="P1" draw:layer="layout" svg:x1="1.806cm" svg:y1="1.213cm" svg:x2="1.812cm" svg:y2="1.234cm">
            <text:p/>
          </draw:line>
          <draw:line draw:style-name="gr2" draw:text-style-name="P1" draw:layer="layout" svg:x1="1.837cm" svg:y1="1.332cm" svg:x2="1.846cm" svg:y2="1.354cm">
            <text:p/>
          </draw:line>
          <draw:polyline draw:style-name="gr2" draw:text-style-name="P1" draw:layer="layout" svg:width="0.017cm" svg:height="0.024cm" svg:x="1.868cm" svg:y="1.452cm" svg:viewBox="0 0 18 25" draw:points="0,0 3,7 18,25">
            <text:p/>
          </draw:polyline>
          <draw:line draw:style-name="gr2" draw:text-style-name="P1" draw:layer="layout" svg:x1="1.954cm" svg:y1="1.551cm" svg:x2="1.968cm" svg:y2="1.569cm">
            <text:p/>
          </draw:line>
          <draw:line draw:style-name="gr2" draw:text-style-name="P1" draw:layer="layout" svg:x1="2.049cm" svg:y1="1.626cm" svg:x2="2.067cm" svg:y2="1.638cm">
            <text:p/>
          </draw:line>
          <draw:line draw:style-name="gr2" draw:text-style-name="P1" draw:layer="layout" svg:x1="2.155cm" svg:y1="1.624cm" svg:x2="2.173cm" svg:y2="1.613cm">
            <text:p/>
          </draw:line>
          <draw:line draw:style-name="gr2" draw:text-style-name="P1" draw:layer="layout" svg:x1="2.237cm" svg:y1="1.539cm" svg:x2="2.245cm" svg:y2="1.517cm">
            <text:p/>
          </draw:line>
          <draw:line draw:style-name="gr2" draw:text-style-name="P1" draw:layer="layout" svg:x1="2.285cm" svg:y1="1.426cm" svg:x2="2.297cm" svg:y2="1.408cm">
            <text:p/>
          </draw:line>
          <draw:line draw:style-name="gr2" draw:text-style-name="P1" draw:layer="layout" svg:x1="2.34cm" svg:y1="1.316cm" svg:x2="2.355cm" svg:y2="1.301cm">
            <text:p/>
          </draw:line>
          <draw:line draw:style-name="gr2" draw:text-style-name="P1" draw:layer="layout" svg:x1="2.385cm" svg:y1="1.267cm" svg:x2="2.405cm" svg:y2="1.267cm">
            <text:p/>
          </draw:line>
          <draw:line draw:style-name="gr2" draw:text-style-name="P1" draw:layer="layout" svg:x1="2.477cm" svg:y1="1.332cm" svg:x2="2.485cm" svg:y2="1.354cm">
            <text:p/>
          </draw:line>
          <draw:polyline draw:style-name="gr2" draw:text-style-name="P1" draw:layer="layout" svg:width="0.007cm" svg:height="0.02cm" svg:x="2.518cm" svg:y="1.449cm" svg:viewBox="0 0 8 21" draw:points="0,0 3,11 8,21">
            <text:p/>
          </draw:polyline>
          <draw:line draw:style-name="gr2" draw:text-style-name="P1" draw:layer="layout" svg:x1="2.559cm" svg:y1="1.565cm" svg:x2="2.567cm" svg:y2="1.586cm">
            <text:p/>
          </draw:line>
          <draw:line draw:style-name="gr2" draw:text-style-name="P1" draw:layer="layout" svg:x1="2.6cm" svg:y1="1.681cm" svg:x2="2.608cm" svg:y2="1.703cm">
            <text:p/>
          </draw:line>
          <draw:line draw:style-name="gr2" draw:text-style-name="P1" draw:layer="layout" svg:x1="2.641cm" svg:y1="1.798cm" svg:x2="2.65cm" svg:y2="1.819cm">
            <text:p/>
          </draw:line>
          <draw:line draw:style-name="gr2" draw:text-style-name="P1" draw:layer="layout" svg:x1="2.672cm" svg:y1="1.917cm" svg:x2="2.676cm" svg:y2="1.939cm">
            <text:p/>
          </draw:line>
          <draw:line draw:style-name="gr2" draw:text-style-name="P1" draw:layer="layout" svg:x1="2.692cm" svg:y1="2.04cm" svg:x2="2.697cm" svg:y2="2.062cm">
            <text:p/>
          </draw:line>
          <draw:line draw:style-name="gr2" draw:text-style-name="P1" draw:layer="layout" svg:x1="2.723cm" svg:y1="2.16cm" svg:x2="2.731cm" svg:y2="2.182cm">
            <text:p/>
          </draw:line>
          <draw:line draw:style-name="gr2" draw:text-style-name="P1" draw:layer="layout" svg:x1="2.764cm" svg:y1="2.276cm" svg:x2="2.772cm" svg:y2="2.298cm">
            <text:p/>
          </draw:line>
          <draw:line draw:style-name="gr2" draw:text-style-name="P1" draw:layer="layout" svg:x1="2.805cm" svg:y1="2.393cm" svg:x2="2.813cm" svg:y2="2.414cm">
            <text:p/>
          </draw:line>
          <draw:line draw:style-name="gr2" draw:text-style-name="P1" draw:layer="layout" svg:x1="2.846cm" svg:y1="2.509cm" svg:x2="2.854cm" svg:y2="2.531cm">
            <text:p/>
          </draw:line>
          <draw:line draw:style-name="gr2" draw:text-style-name="P1" draw:layer="layout" svg:x1="2.891cm" svg:y1="2.625cm" svg:x2="2.906cm" svg:y2="2.643cm">
            <text:p/>
          </draw:line>
          <draw:polyline draw:style-name="gr2" draw:text-style-name="P1" draw:layer="layout" svg:width="0.013cm" svg:height="0.017cm" svg:x="2.963cm" svg:y="2.728cm" svg:viewBox="0 0 14 18" draw:points="0,0 10,15 14,18">
            <text:p/>
          </draw:polyline>
          <draw:polyline draw:style-name="gr2" draw:text-style-name="P1" draw:layer="layout" svg:width="0.017cm" svg:height="0.014cm" svg:x="3.062cm" svg:y="2.803cm" svg:viewBox="0 0 18 15" draw:points="0,0 3,4 18,15">
            <text:p/>
          </draw:polyline>
          <draw:line draw:style-name="gr2" draw:text-style-name="P1" draw:layer="layout" svg:x1="1.102cm" svg:y1="2.998cm" svg:x2="1.102cm" svg:y2="2.742cm">
            <text:p/>
          </draw:line>
          <draw:polygon draw:style-name="gr3" draw:text-style-name="P2" draw:layer="layout" svg:width="0.109cm" svg:height="0.106cm" svg:x="1.047cm" svg:y="2.69cm" svg:viewBox="0 0 110 107" draw:points="56,107 69,107 73,103 80,103 87,100 93,93 97,86 100,82 104,76 107,72 110,65 110,41 107,35 104,31 100,24 97,21 93,14 87,7 80,4 73,4 69,0 45,0 39,4 32,4 28,7 21,11 17,14 14,21 10,24 7,31 3,35 3,48 0,52 3,59 3,72 7,76 10,82 14,86 17,93 21,96 28,100 32,103 39,103 45,107">
            <text:p/>
          </draw:polygon>
          <draw:line draw:style-name="gr2" draw:text-style-name="P1" draw:layer="layout" svg:x1="1.358cm" svg:y1="2.872cm" svg:x2="1.358cm" svg:y2="1.589cm">
            <text:p/>
          </draw:line>
          <draw:polygon draw:style-name="gr3" draw:text-style-name="P2" draw:layer="layout" svg:width="0.109cm" svg:height="0.11cm" svg:x="1.304cm" svg:y="1.534cm" svg:viewBox="0 0 110 111" draw:points="54,111 61,111 68,107 71,107 85,100 95,90 100,83 103,80 110,66 110,42 107,39 100,25 85,10 71,4 68,4 61,0 47,0 44,4 37,4 30,7 27,10 20,14 10,25 3,39 3,49 0,56 3,63 3,73 6,80 10,83 13,90 20,97 27,100 30,104 37,107 44,107 47,111">
            <text:p/>
          </draw:polygon>
          <draw:line draw:style-name="gr2" draw:text-style-name="P1" draw:layer="layout" svg:x1="1.615cm" svg:y1="2.872cm" svg:x2="1.615cm" svg:y2="1.076cm">
            <text:p/>
          </draw:line>
          <draw:polygon draw:style-name="gr3" draw:text-style-name="P2" draw:layer="layout" svg:width="0.11cm" svg:height="0.109cm" svg:x="1.56cm" svg:y="1.021cm" svg:viewBox="0 0 111 110" draw:points="55,110 63,110 70,107 73,107 87,100 97,89 100,82 104,79 111,65 111,41 107,38 100,24 87,10 73,3 70,3 63,0 48,0 45,3 38,3 31,7 27,10 21,14 10,24 4,38 4,48 0,55 4,62 4,72 7,79 10,82 14,89 21,97 27,100 31,104 38,107 45,107 48,110">
            <text:p/>
          </draw:polygon>
          <draw:polyline draw:style-name="gr2" draw:text-style-name="P1" draw:layer="layout" svg:width="0cm" svg:height="1.412cm" svg:x="1.871cm" svg:y="1.459cm" svg:viewBox="0 0 0 1413" draw:points="0,643 0,1413 0,0">
            <text:p/>
          </draw:polyline>
          <draw:polygon draw:style-name="gr3" draw:text-style-name="P2" draw:layer="layout" svg:width="0.109cm" svg:height="0.106cm" svg:x="1.817cm" svg:y="1.408cm" svg:viewBox="0 0 110 107" draw:points="55,107 69,107 73,103 79,103 86,100 93,93 96,86 100,83 103,76 107,72 110,66 110,42 107,35 103,31 100,24 96,21 93,14 86,6 79,3 73,3 69,0 45,0 38,3 31,3 28,6 21,11 17,14 13,21 10,24 7,31 3,35 3,48 0,52 3,59 3,72 7,76 10,83 13,86 17,93 21,96 28,100 31,103 38,103 45,107">
            <text:p/>
          </draw:polygon>
          <draw:line draw:style-name="gr2" draw:text-style-name="P1" draw:layer="layout" svg:x1="2.128cm" svg:y1="2.872cm" svg:x2="2.128cm" svg:y2="1.589cm">
            <text:p/>
          </draw:line>
          <draw:polygon draw:style-name="gr3" draw:text-style-name="P2" draw:layer="layout" svg:width="0.11cm" svg:height="0.11cm" svg:x="2.073cm" svg:y="1.534cm" svg:viewBox="0 0 111 111" draw:points="55,111 62,111 69,107 72,107 86,100 97,90 100,83 104,80 111,66 111,42 107,39 100,25 86,10 72,4 69,4 62,0 48,0 45,4 38,4 31,7 28,10 21,14 11,25 4,39 4,49 0,56 4,63 4,73 7,80 11,83 14,90 21,97 28,100 31,104 38,107 45,107 48,111">
            <text:p/>
          </draw:polygon>
          <draw:line draw:style-name="gr2" draw:text-style-name="P1" draw:layer="layout" svg:x1="2.385cm" svg:y1="2.872cm" svg:x2="2.385cm" svg:y2="1.332cm">
            <text:p/>
          </draw:line>
          <draw:polygon draw:style-name="gr3" draw:text-style-name="P2" draw:layer="layout" svg:width="0.109cm" svg:height="0.109cm" svg:x="2.33cm" svg:y="1.278cm" svg:viewBox="0 0 110 110" draw:points="56,110 62,110 69,107 73,107 86,100 97,89 100,83 103,79 110,66 110,41 107,37 100,23 86,10 73,3 69,3 62,0 48,0 44,3 37,3 31,6 27,10 20,13 10,23 3,37 3,47 0,55 3,62 3,72 7,79 10,83 13,89 20,96 27,100 31,103 37,107 44,107 48,110">
            <text:p/>
          </draw:polygon>
          <draw:line draw:style-name="gr2" draw:text-style-name="P1" draw:layer="layout" svg:x1="2.641cm" svg:y1="2.872cm" svg:x2="2.641cm" svg:y2="1.845cm">
            <text:p/>
          </draw:line>
          <draw:polygon draw:style-name="gr3" draw:text-style-name="P2" draw:layer="layout" svg:width="0.11cm" svg:height="0.109cm" svg:x="2.586cm" svg:y="1.791cm" svg:viewBox="0 0 111 110" draw:points="56,110 63,110 70,107 73,107 87,100 97,90 101,82 104,78 111,65 111,41 107,37 101,24 87,10 73,3 70,3 63,0 49,0 46,3 39,3 32,7 29,10 22,13 11,24 4,37 4,48 0,54 4,61 4,71 7,78 11,82 15,90 22,96 29,100 32,103 39,107 46,107 49,110">
            <text:p/>
          </draw:polygon>
          <draw:line draw:style-name="gr2" draw:text-style-name="P1" draw:layer="layout" svg:x1="2.898cm" svg:y1="2.872cm" svg:x2="2.898cm" svg:y2="2.615cm">
            <text:p/>
          </draw:line>
          <draw:polygon draw:style-name="gr3" draw:text-style-name="P2" draw:layer="layout" svg:width="0.109cm" svg:height="0.11cm" svg:x="2.843cm" svg:y="2.56cm" svg:viewBox="0 0 110 111" draw:points="55,111 62,111 68,107 72,107 86,101 97,90 100,83 104,80 110,65 110,41 107,38 100,24 86,11 72,4 68,4 62,0 48,0 44,4 38,4 31,7 27,11 20,14 10,24 3,38 3,48 0,55 3,62 3,72 7,80 10,83 14,90 20,97 27,101 31,104 38,107 44,107 48,111">
            <text:p/>
          </draw:polygon>
          <draw:path draw:style-name="gr3" draw:text-style-name="P2" draw:layer="layout" svg:width="0.162cm" svg:height="0.155cm" svg:x="0.445cm" svg:y="2.534cm" svg:viewBox="0 0 163 156" svg:d="M71 0c7 6 11 12 13 17 2 4 6 15 10 32l15-22c4-5 9-11 14-15 6-5 11-9 15-10 3-1 6-2 9-2 5 0 9 1 11 4 3 2 5 6 5 9 0 4-1 7-3 9-3 3-7 4-11 4-2 0-5 0-7-1-6-2-9-3-11-3-3 0-6 1-9 5-7 5-16 17-25 33l13 58c3 9 4 15 6 16 1 2 3 3 4 3 3 0 5-1 9-4 6-5 11-13 16-21l5 3c-7 14-16 25-26 34-7 5-12 7-16 7-6 0-11-3-15-10-2-5-7-24-14-58-19 30-33 51-43 60-7 5-14 8-20 8-4 0-8-2-12-5-3-2-4-6-4-10 0-3 1-7 4-9 2-2 5-4 9-4 3 0 7 2 11 6 3 2 5 4 7 4 1 0 3-1 5-3 5-4 12-14 21-28s16-24 19-30c-8-27-12-42-12-43-3-8-6-13-10-16s-10-4-18-4c-3 0-6 0-9 0v-6z">
            <text:p/>
          </draw:path>
          <draw:path draw:style-name="gr3" draw:text-style-name="P2" draw:layer="layout" svg:width="0.092cm" svg:height="0.31cm" svg:x="0.637cm" svg:y="2.448cm" svg:viewBox="0 0 93 311" svg:d="M93 305v6c-17-8-31-18-43-30-16-16-28-35-37-57s-13-44-13-68c0-35 8-67 25-95 17-29 41-49 68-61v7c-14 7-25 18-34 31-10 13-16 29-20 50-5 20-7 42-7 64 0 23 2 45 6 64 2 16 6 28 10 37 5 10 11 19 18 27 7 9 16 17 27 25z">
            <text:p/>
          </draw:path>
          <draw:path draw:style-name="gr3" draw:text-style-name="P2" draw:layer="layout" svg:width="0.093cm" svg:height="0.31cm" svg:x="0.919cm" svg:y="2.448cm" svg:viewBox="0 0 94 311" svg:d="M0 7v-7c17 8 31 18 43 29 17 16 29 35 38 57 8 22 13 46 13 70 0 34-9 66-26 94s-40 49-68 61v-6c14-8 25-18 34-32 9-13 17-29 21-49 4-21 7-42 7-63 0-24-2-47-6-66-3-16-6-28-11-37s-10-18-17-27c-7-8-16-17-28-24z">
            <text:p/>
          </draw:path>
          <draw:path draw:style-name="gr3" draw:text-style-name="P2" draw:layer="layout" svg:width="0.147cm" svg:height="0.235cm" svg:x="0.758cm" svg:y="2.454cm" svg:viewBox="0 0 148 236" svg:d="M0 120c0-26 4-48 12-67s18-33 31-42c10-7 20-11 32-11 17 0 33 9 47 27 17 21 26 52 26 90 0 26-4 48-12 67-7 18-17 31-29 40-11 8-23 12-34 12-22 0-40-13-54-38-13-22-19-48-19-78zM33 124c0 31 4 57 12 77 6 16 15 24 29 24 6 0 12-2 19-8 6-5 11-14 14-27 5-19 8-46 8-81 0-26-3-47-8-65-4-13-9-22-16-28-4-3-10-5-16-5-9 0-15 3-21 10-8 9-14 24-17 45-2 19-4 39-4 58z">
            <text:p/>
          </draw:path>
          <draw:path draw:style-name="gr3" draw:text-style-name="P2" draw:layer="layout" svg:width="0.161cm" svg:height="0.155cm" svg:x="0.317cm" svg:y="1.053cm" svg:viewBox="0 0 162 156" svg:d="M72 0c5 6 9 11 12 17 2 4 5 15 10 32l15-22c3-6 8-11 14-16 5-4 10-8 15-10 2-1 5-1 9-1s8 1 11 4c3 2 4 5 4 9s0 7-2 9c-3 2-7 4-11 4-2 0-5-1-8-2-5-1-8-2-10-2-3 0-6 1-10 4-7 6-15 17-25 34l14 58c2 9 4 14 6 16 1 2 2 3 4 3s5-2 8-4c6-5 12-12 16-20l6 3c-7 13-16 24-27 32-6 5-11 8-15 8-7 0-12-4-15-11-3-4-7-23-15-56-17 30-31 50-42 58-7 6-14 9-20 9-5 0-9-2-12-5s-4-6-4-10 1-7 3-9c3-3 6-4 9-4 4 0 8 2 12 5 2 3 5 4 6 4 2 0 3-1 5-2 7-5 14-14 23-27 9-14 14-24 17-31-7-28-10-42-11-44-2-7-6-12-10-15s-10-5-19-5c-2 0-5 1-8 1v-6z">
            <text:p/>
          </draw:path>
          <draw:path draw:style-name="gr3" draw:text-style-name="P2" draw:layer="layout" svg:width="0.092cm" svg:height="0.311cm" svg:x="0.509cm" svg:y="0.966cm" svg:viewBox="0 0 93 312" svg:d="M93 305v7c-18-9-32-19-43-30-16-16-29-35-37-57-9-22-13-45-13-68 0-35 8-66 25-95s39-49 68-62v7c-15 8-26 18-35 31-9 15-15 31-20 51-4 20-6 41-6 63 0 24 2 46 5 65 3 16 7 28 11 37s9 18 16 27c7 8 17 17 29 24z">
            <text:p/>
          </draw:path>
          <draw:path draw:style-name="gr3" draw:text-style-name="P2" draw:layer="layout" svg:width="0.093cm" svg:height="0.311cm" svg:x="0.748cm" svg:y="0.966cm" svg:viewBox="0 0 94 312" svg:d="M0 7v-7c17 9 31 19 44 30 16 16 28 36 37 58 8 22 13 45 13 68 0 35-9 66-26 95-17 28-40 49-68 61v-7c14-7 25-18 35-31 9-13 16-29 20-50 4-20 7-41 7-63 0-23-2-45-6-65-3-15-6-27-10-36-5-10-10-19-18-28-7-9-16-17-28-25z">
            <text:p/>
          </draw:path>
          <draw:path draw:style-name="gr3" draw:text-style-name="P2" draw:layer="layout" svg:width="0.09cm" svg:height="0.231cm" svg:x="0.635cm" svg:y="0.973cm" svg:viewBox="0 0 91 232" svg:d="M0 26l56-26h6v192c0 13 1 21 2 24s3 5 6 7c4 2 10 3 21 3v6h-87v-6c11 0 18-1 21-3s6-4 7-6c2-3 2-11 2-25v-123c0-17 0-28-1-32s-4-6-6-8-4-3-7-3c-4 0-10 2-17 6z">
            <text:p/>
          </draw:path>
          <draw:line draw:style-name="gr2" draw:text-style-name="P1" draw:layer="layout" svg:x1="0.589cm" svg:y1="1.36cm" svg:x2="1.116cm" svg:y2="1.569cm">
            <text:p/>
          </draw:line>
          <draw:polygon draw:style-name="gr3" draw:text-style-name="P2" draw:layer="layout" svg:width="0.161cm" svg:height="0.134cm" svg:x="1.071cm" svg:y="1.496cm" svg:viewBox="0 0 162 135" draw:points="52,0 162,121 0,135">
            <text:p/>
          </draw:polygon>
          <draw:line draw:style-name="gr2" draw:text-style-name="P1" draw:layer="layout" svg:x1="0.589cm" svg:y1="2.872cm" svg:x2="3.507cm" svg:y2="2.872cm">
            <text:p/>
          </draw:line>
          <draw:polygon draw:style-name="gr3" draw:text-style-name="P2" draw:layer="layout" svg:width="0.184cm" svg:height="0.185cm" svg:x="3.483cm" svg:y="2.779cm" svg:viewBox="0 0 185 186" draw:points="0,0 185,93 0,186">
            <text:p/>
          </draw:polygon>
          <draw:path draw:style-name="gr3" draw:text-style-name="P2" draw:layer="layout" svg:width="0.084cm" svg:height="0.214cm" svg:x="3.129cm" svg:y="2.971cm" svg:viewBox="0 0 85 215" svg:d="M0 25l52-25h5v177c0 12 1 20 2 23s3 5 6 6c3 2 9 3 20 3v6h-80v-6c10 0 16-1 19-3 3-1 5-3 6-6 1-2 2-11 2-23v-113c0-15-1-25-2-29 0-4-2-6-4-8-2-1-4-2-7-2s-9 2-15 5z">
            <text:p/>
          </draw:path>
          <draw:path draw:style-name="gr3" draw:text-style-name="P2" draw:layer="layout" svg:width="0.248cm" svg:height="0.213cm" svg:x="2.586cm" svg:y="2.976cm" svg:viewBox="0 0 249 214" svg:d="M100 0l63 162 35-121c4-10 5-18 5-23 0-4-1-7-5-9-2-3-7-4-15-4-1 0-2 0-3 0l1-5h68l-1 5c-7 0-13 1-16 2-5 3-8 5-11 9-3 5-6 13-10 25l-50 173h-5l-69-177-37 130c-3 10-4 18-4 24 0 4 1 7 3 9 3 2 9 3 18 4l-1 6h-66l2-6c8 0 13-1 16-2 4-2 8-4 10-7 3-4 6-13 10-24l42-149c-4-6-8-10-13-13-4-2-11-3-21-4l2-5z">
            <text:p/>
          </draw:path>
          <draw:polygon draw:style-name="gr3" draw:text-style-name="P2" draw:layer="layout" svg:width="0.161cm" svg:height="0.015cm" svg:x="2.902cm" svg:y="3.096cm" svg:viewBox="0 0 162 16" draw:points="0,16 162,16 162,0 0,0">
            <text:p/>
          </draw:polygon>
          <draw:path draw:style-name="gr3" draw:text-style-name="P2" draw:layer="layout" svg:width="0.147cm" svg:height="0.235cm" svg:x="1.16cm" svg:y="2.967cm" svg:viewBox="0 0 148 236" svg:d="M0 120c0-26 4-48 12-66 8-19 18-33 31-42 10-8 20-12 31-12 17 0 33 10 48 28 17 22 26 51 26 89 0 26-4 48-12 67-7 18-17 31-30 40-11 8-23 12-34 12-21 0-39-13-54-38-12-22-18-47-18-78zM33 124c0 32 4 57 12 77 6 16 15 25 28 25 6 0 12-3 18-9 7-5 12-14 15-27 6-19 9-46 9-81 0-25-3-47-9-64-4-13-9-22-16-27-4-4-10-6-16-6-8 0-14 3-20 10-8 9-14 24-17 44-2 20-4 39-4 58z">
            <text:p/>
          </draw:path>
          <draw:path draw:style-name="gr3" draw:text-style-name="P2" draw:layer="layout" svg:width="0.139cm" svg:height="0.142cm" svg:x="3.792cm" svg:y="2.788cm" svg:viewBox="0 0 140 143" svg:d="M62 0l-20 70c21-29 37-47 48-56s21-14 31-14c6 0 10 2 14 6 3 4 5 8 5 14s-2 14-5 25l-21 64c-2 7-4 12-4 14 0 1 1 2 1 3 1 1 2 1 3 1s2 0 4-2c4-4 10-10 15-19l5 3c-9 13-17 23-26 28-5 4-10 6-15 6-3 0-6-1-8-4-2-2-3-5-3-9s2-13 6-25l20-62c2-8 4-13 4-18 0-2-1-3-2-5-2-1-4-2-6-2-3 0-7 2-11 4-8 5-17 12-25 24-10 10-19 24-29 40-6 9-10 18-13 28l-8 25h-22l27-96c3-12 5-19 5-21s-1-4-3-6c-1-1-4-2-6-2-1 0-3 0-6 0l-6 1-2-5z">
            <text:p/>
          </draw:path>
          <draw:path draw:style-name="gr3" draw:text-style-name="P2" draw:layer="layout" svg:width="0.084cm" svg:height="0.284cm" svg:x="3.212cm" svg:y="2.341cm" svg:viewBox="0 0 85 285" svg:d="M85 279v6c-15-7-28-16-38-27-16-15-27-32-35-52s-12-41-12-64c0-31 7-60 23-86s37-45 62-56v6c-12 7-23 17-31 29s-15 27-19 45c-4 19-6 38-6 58 0 23 2 43 5 61 3 14 6 25 10 33 5 9 10 17 16 25s15 15 25 22z">
            <text:p/>
          </draw:path>
          <draw:path draw:style-name="gr3" draw:text-style-name="P2" draw:layer="layout" svg:width="0.083cm" svg:height="0.212cm" svg:x="3.859cm" svg:y="2.347cm" svg:viewBox="0 0 84 213" svg:d="M0 24l52-24h5v175c0 12 1 20 2 23s3 5 6 6c3 2 9 3 19 3v6h-80v-6c11 0 17-1 20-3 3-1 5-3 6-6 1-2 2-11 2-23v-112c0-15-1-25-2-29 0-4-2-6-4-8-2-1-4-2-6-2-4 0-10 2-17 5z">
            <text:p/>
          </draw:path>
          <draw:path draw:style-name="gr3" draw:text-style-name="P2" draw:layer="layout" svg:width="0.085cm" svg:height="0.284cm" svg:x="3.963cm" svg:y="2.341cm" svg:viewBox="0 0 86 285" svg:d="M0 6v-6c16 7 29 16 39 27 16 15 27 32 35 52s12 41 12 63c0 33-8 61-23 87-17 27-37 45-63 56v-6c13-7 23-16 31-28 9-12 15-27 20-46 4-18 6-37 6-58 0-22-2-42-6-60-3-14-6-25-10-34-4-8-9-16-15-24-7-8-15-16-26-23z">
            <text:p/>
          </draw:path>
          <draw:path draw:style-name="gr3" draw:text-style-name="P2" draw:layer="layout" svg:width="0.148cm" svg:height="0.142cm" svg:x="3.039cm" svg:y="2.42cm" svg:viewBox="0 0 149 143" svg:d="M65 0c5 5 9 11 11 16 2 4 5 13 9 29l15-20c3-5 8-10 13-14 5-5 10-8 14-9 2-1 5-2 8-2 4 0 8 1 10 4 3 2 4 5 4 8 0 4-1 7-2 8-3 3-6 4-10 4-2 0-4-1-7-1-5-2-8-3-10-3s-5 2-9 4c-6 6-15 16-23 31l13 53c2 8 4 13 5 14 2 2 3 3 4 3 3 0 5-2 8-4 6-4 11-11 15-18l5 3c-7 12-15 22-25 29-5 6-10 8-14 8-7 0-11-3-15-10-2-4-6-22-13-52-16 28-29 45-38 53-6 7-12 9-18 9-4 0-8-1-11-4-3-4-4-7-4-10 0-4 1-7 3-9 3-2 5-3 9-3 3 0 6 1 10 5 3 2 5 3 6 3s3-1 5-2c4-4 11-12 19-25s14-22 16-28c-6-25-9-38-10-39-2-7-5-11-9-14s-9-4-16-4c-3 0-5 0-8 0v-6z">
            <text:p/>
          </draw:path>
          <draw:path draw:style-name="gr3" draw:text-style-name="P2" draw:layer="layout" svg:width="0.247cm" svg:height="0.212cm" svg:x="3.316cm" svg:y="2.351cm" svg:viewBox="0 0 248 213" svg:d="M99 0l64 162 35-121c3-10 5-18 5-23 0-4-2-7-4-9-3-2-8-3-15-3-2 0-3 0-4-1l2-5h66l-2 5c-6 0-12 1-15 3-5 2-8 4-11 8-3 5-6 13-10 25l-50 172h-4l-69-176-37 131c-3 9-4 17-4 22 0 4 1 7 3 9 3 2 9 3 18 4l-1 6h-66l2-6c8 0 14-1 17-2 4-2 7-4 9-6 3-5 6-12 10-24l42-149c-4-6-8-10-13-13-4-2-11-3-21-4l2-5z">
            <text:p/>
          </draw:path>
          <draw:polygon draw:style-name="gr3" draw:text-style-name="P2" draw:layer="layout" svg:width="0.161cm" svg:height="0.015cm" svg:x="3.632cm" svg:y="2.471cm" svg:viewBox="0 0 162 16" draw:points="0,16 162,16 162,0 0,0">
            <text:p/>
          </draw:polygon>
          <draw:polygon draw:style-name="gr4" draw:text-style-name="P3" draw:layer="layout" svg:width="1.157cm" svg:height="0.77cm" svg:x="5.976cm" svg:y="1.459cm" svg:viewBox="0 0 1158 771" draw:points="0,771 1158,771 1158,0 0,0">
            <text:p/>
          </draw:polygon>
          <draw:path draw:style-name="gr3" draw:text-style-name="P2" draw:layer="layout" svg:width="0.17cm" svg:height="0.203cm" svg:x="6.296cm" svg:y="1.728cm" svg:viewBox="0 0 171 204" svg:d="M0 204v-204h71c16 0 29 1 37 4 12 2 22 7 31 14 10 9 18 21 24 35 5 14 8 30 8 48 0 16-2 29-6 41-3 12-8 22-14 30-5 8-12 14-18 18-7 5-15 8-25 10-9 3-21 4-34 4zM27 180h44c14 0 24-1 33-4 8-2 14-6 18-10 7-7 12-15 15-26 4-11 6-24 6-39 0-22-4-38-11-49-7-12-15-19-25-23-8-3-20-4-37-4h-43z">
            <text:p/>
          </draw:path>
          <draw:polygon draw:style-name="gr3" draw:text-style-name="P2" draw:layer="layout" svg:width="0.138cm" svg:height="0.203cm" svg:x="6.505cm" svg:y="1.728cm" svg:viewBox="0 0 139 204" draw:points="0,204 0,0 139,0 139,25 27,25 27,88 124,88 124,112 27,112 27,204">
            <text:p/>
          </draw:polygon>
          <draw:polygon draw:style-name="gr3" draw:text-style-name="P2" draw:layer="layout" svg:width="0.162cm" svg:height="0.203cm" svg:x="6.663cm" svg:y="1.728cm" svg:viewBox="0 0 163 204" draw:points="69,204 69,25 0,25 0,0 163,0 163,25 96,25 96,204">
            <text:p/>
          </draw:polygon>
          <draw:line draw:style-name="gr2" draw:text-style-name="P1" draw:layer="layout" svg:x1="4.567cm" svg:y1="1.845cm" svg:x2="5.816cm" svg:y2="1.845cm">
            <text:p/>
          </draw:line>
          <draw:polygon draw:style-name="gr3" draw:text-style-name="P2" draw:layer="layout" svg:width="0.184cm" svg:height="0.185cm" svg:x="5.792cm" svg:y="1.753cm" svg:viewBox="0 0 185 186" draw:points="0,0 185,93 0,186">
            <text:p/>
          </draw:polygon>
          <draw:line draw:style-name="gr2" draw:text-style-name="P1" draw:layer="layout" svg:x1="7.133cm" svg:y1="1.845cm" svg:x2="8.125cm" svg:y2="1.845cm">
            <text:p/>
          </draw:line>
          <draw:polygon draw:style-name="gr3" draw:text-style-name="P2" draw:layer="layout" svg:width="0.185cm" svg:height="0.185cm" svg:x="8.101cm" svg:y="1.753cm" svg:viewBox="0 0 186 186" draw:points="0,0 186,93 0,186">
            <text:p/>
          </draw:polygon>
          <draw:path draw:style-name="gr3" draw:text-style-name="P2" draw:layer="layout" svg:width="0.084cm" svg:height="0.284cm" svg:x="7.594cm" svg:y="0.843cm" svg:viewBox="0 0 85 285" svg:d="M85 279v6c-15-8-28-17-38-27-15-15-27-32-35-52-8-21-12-41-12-64 0-31 7-60 23-86 17-26 37-45 62-56v6c-12 7-23 17-31 29s-14 27-18 45c-4 19-7 38-7 58 0 23 3 43 6 60 3 14 6 26 10 34 4 9 9 17 15 25 6 7 15 15 25 22z">
            <text:p/>
          </draw:path>
          <draw:path draw:style-name="gr3" draw:text-style-name="P2" draw:layer="layout" svg:width="0.085cm" svg:height="0.284cm" svg:x="7.868cm" svg:y="0.843cm" svg:viewBox="0 0 86 285" svg:d="M0 6v-6c17 8 30 17 40 27 14 15 26 32 34 52s12 41 12 63c0 32-8 61-24 87-15 26-36 45-62 56v-6c14-7 24-17 32-28 8-12 14-28 18-46s6-38 6-59-1-41-5-59c-2-14-6-25-9-34-4-8-9-16-16-24-6-8-14-15-26-23z">
            <text:p/>
          </draw:path>
          <draw:path draw:style-name="gr3" draw:text-style-name="P2" draw:layer="layout" svg:width="0.086cm" svg:height="0.128cm" svg:x="8.64cm" svg:y="1.015cm" svg:viewBox="0 0 87 129" svg:d="M50 0l-25 88 9-9c12-9 19-17 22-21 1-2 2-3 2-4s0-1-1-2c0 0-1 0-2-1-1 0-3 0-5 0h-3l1-3h39l-1 3c-4 0-8 1-11 2-4 1-7 3-10 5-6 6-10 9-12 11l-8 6c1 5 3 10 5 18 3 13 5 20 6 22 2 3 3 4 4 4s2-1 3-2c3-2 7-5 11-10l3 2c-7 8-12 13-15 16-4 2-7 4-10 4-2 0-4-1-6-3-2-4-6-17-11-41l-13 10-9 32h-13l29-102 2-9c1-1 1-3 1-4s-1-2-2-3-3-2-5-2c-1 0-3 1-6 1v-3z">
            <text:p/>
          </draw:path>
          <draw:path draw:style-name="gr3" draw:text-style-name="P2" draw:layer="layout" svg:width="0.252cm" svg:height="0.207cm" svg:x="7.315cm" svg:y="0.853cm" svg:viewBox="0 0 253 208" svg:d="M184 0h69l-1 6c-10 1-19 4-26 9-8 4-18 13-30 28l-55 54 17 56c1 6 4 14 7 25 3 7 5 12 8 15 2 3 5 5 9 7 3 1 9 2 17 3l-2 5h-82l2-5c8-1 14-2 18-5 2-2 4-5 4-8s-2-9-4-19l-15-52-48 49c-10 10-15 16-17 19-1 2-2 4-2 6 0 3 2 5 5 7 1 1 5 2 13 3l-2 5h-69l2-5c9-1 16-3 21-6 8-5 19-14 34-29l60-60-17-60c-5-19-9-31-13-35s-10-6-19-7l1-6h75l-3 6c-6 0-11 0-13 1-3 1-5 2-6 4s-2 4-2 6c0 3 1 8 4 17l14 52 33-32c13-13 22-24 27-32 1-3 2-5 2-7 0-3-1-5-3-6-2-2-8-3-15-3z">
            <text:p/>
          </draw:path>
          <draw:path draw:style-name="gr3" draw:text-style-name="P2" draw:layer="layout" svg:width="0.149cm" svg:height="0.221cm" svg:x="7.699cm" svg:y="0.843cm" svg:viewBox="0 0 150 222" svg:d="M85 0l-42 150 17-15c19-16 31-27 37-35 2-3 3-5 3-6s-1-2-1-3c-1-1-2-1-4-2-2 0-5-1-9-1h-6l2-5h68l-2 5c-7 1-14 2-20 4-5 2-10 5-17 9-10 8-17 13-20 16l-13 12c2 7 5 17 8 30 6 23 9 36 11 40s4 6 6 6 4-1 6-3c6-4 12-10 18-18l6 4c-11 14-21 23-27 27-6 5-11 7-16 7-4 0-8-2-10-5-4-6-11-30-20-72l-21 18-16 55h-23l50-175 4-15c0-2 1-4 1-6 0-3-1-5-3-6-2-2-5-3-8-3-2 0-6 1-11 2v-6z">
            <text:p/>
          </draw:path>
          <draw:path draw:style-name="gr3" draw:text-style-name="P2" draw:layer="layout" svg:width="0.246cm" svg:height="0.212cm" svg:x="8.283cm" svg:y="0.853cm" svg:viewBox="0 0 247 213" svg:d="M100 0l63 161 35-120c2-10 4-17 4-23 0-4-1-7-4-9s-8-3-15-3c-1 0-2 0-4 0l2-6h66l-1 6c-7 0-12 1-16 2-5 2-8 5-10 8-4 5-7 13-10 25l-49 172h-5l-69-175-37 128c-3 10-4 18-4 23 0 4 1 7 3 9 3 2 9 3 18 4l-1 6h-66l2-6c8-1 14-1 17-2 4-2 7-4 9-7 3-4 6-12 10-23l42-147c-4-6-8-11-13-13-4-2-11-4-21-4l2-6z">
            <text:p/>
          </draw:path>
          <draw:path draw:style-name="gr3" draw:text-style-name="P2" draw:layer="layout" svg:width="0.125cm" svg:height="0.142cm" svg:x="8.509cm" svg:y="0.922cm" svg:viewBox="0 0 126 143" svg:d="M114 106c-11 13-21 22-32 28s-22 9-35 9c-15 0-26-4-34-12-8-9-13-19-13-33 0-16 5-32 14-47 8-15 20-27 36-37 14-9 29-14 43-14 11 0 19 3 25 7 5 5 8 10 8 17s-2 12-6 16c-3 4-6 6-10 6-3 0-6-1-8-4-2-2-3-4-3-7 0-2 0-4 1-5 1-2 2-4 5-6 2-3 4-4 4-5 1-1 1-2 1-3 0-3-1-4-3-6-3-2-7-3-13-3-10 0-20 4-30 11-9 7-18 17-26 30-8 15-13 32-13 47 0 11 3 19 9 25s16 9 26 9c8 0 16-2 23-6 8-4 17-11 26-21z">
            <text:p/>
          </draw:path>
          <draw:path draw:style-name="gr3" draw:text-style-name="P2" draw:layer="layout" svg:width="0.16cm" svg:height="0.072cm" svg:x="8.04cm" svg:y="0.945cm" svg:viewBox="0 0 161 73" svg:d="M0 0h161v14h-161zM0 58h161v15h-161z">
            <text:p/>
          </draw:path>
          <draw:path draw:style-name="gr3" draw:text-style-name="P2" draw:layer="layout" svg:width="0.162cm" svg:height="0.155cm" svg:x="3.704cm" svg:y="0.909cm" svg:viewBox="0 0 163 156" svg:d="M72 0c5 6 10 12 12 18 2 3 5 14 10 31l15-22c4-5 8-10 14-15s11-8 15-10c3-1 6-2 9-2 5 0 8 1 11 4s5 6 5 9c0 5-1 7-3 9-3 3-7 4-11 4-2 0-5 0-7-1-6-2-9-3-11-3-3 0-6 2-10 5-7 5-15 17-25 34l14 58c2 9 4 14 6 15 1 2 3 3 4 3 3 0 5-1 8-4 7-5 12-11 16-20l6 3c-7 13-16 24-27 33-6 5-11 7-15 7-7 0-11-3-15-10-3-5-7-23-15-57-17 31-31 50-41 59-8 5-15 8-21 8-4 0-8-2-12-5-3-2-4-6-4-10 0-3 1-7 3-9 3-2 6-4 9-4 4 0 8 2 12 6 3 2 5 4 6 4 2 0 4-1 7-3 5-4 12-13 21-27s15-24 17-30c-6-28-10-43-11-44-2-8-5-13-9-16-5-3-11-4-18-4-3 0-7 0-10 0v-6z">
            <text:p/>
          </draw:path>
          <draw:path draw:style-name="gr3" draw:text-style-name="P2" draw:layer="layout" svg:width="0.152cm" svg:height="0.155cm" svg:x="4.01cm" svg:y="0.909cm" svg:viewBox="0 0 153 156" svg:d="M69 0l-22 77c22-32 39-53 51-62 12-10 23-15 35-15 6 0 11 2 15 6 3 4 5 9 5 16s-1 15-5 26l-23 71c-3 8-5 13-5 15 0 1 2 3 2 4 1 1 2 1 3 1s2-1 4-2c5-5 11-12 17-21l5 3c-9 15-19 25-27 31-8 4-13 6-18 6-4 0-7-1-9-4-3-2-4-5-4-10s2-14 7-27l23-68c3-8 4-15 4-20 0-2-1-4-2-5-2-1-5-2-7-2-4 0-8 1-12 4-9 5-19 13-28 25-10 12-20 27-31 45-6 9-10 20-14 31l-8 27h-25l30-106c4-12 6-20 6-22s-1-5-3-6c-2-2-5-3-8-3-1 0-3 0-6 1l-7 1-1-7z">
            <text:p/>
          </draw:path>
          <draw:path draw:style-name="gr3" draw:text-style-name="P2" draw:layer="layout" svg:width="0.092cm" svg:height="0.31cm" svg:x="3.894cm" svg:y="0.823cm" svg:viewBox="0 0 93 311" svg:d="M93 305v6c-17-8-31-18-42-30-16-16-28-35-38-57-9-22-13-45-13-69 0-34 9-66 27-94 17-29 39-49 66-61v7c-13 7-25 18-34 31-8 13-15 30-19 50-5 20-7 41-7 63 0 23 2 46 6 65 3 16 6 28 10 37 4 10 10 19 17 27 7 9 16 17 27 25z">
            <text:p/>
          </draw:path>
          <draw:path draw:style-name="gr3" draw:text-style-name="P2" draw:layer="layout" svg:width="0.092cm" svg:height="0.31cm" svg:x="4.187cm" svg:y="0.823cm" svg:viewBox="0 0 93 311" svg:d="M0 7v-7c17 8 31 18 42 29 16 16 28 35 37 57s14 45 14 69c0 34-9 67-26 95-17 29-40 49-67 61v-6c14-8 25-18 34-31s15-30 20-50c4-20 6-42 6-64 0-24-2-46-6-65-2-16-6-28-10-37s-10-18-17-27c-7-8-16-16-27-24z">
            <text:p/>
          </draw:path>
          <draw:path draw:style-name="gr3" draw:text-style-name="P2" draw:layer="layout" svg:width="0.161cm" svg:height="0.155cm" svg:x="0.902cm" svg:y="0.567cm" svg:viewBox="0 0 162 156" svg:d="M71 0c5 6 9 12 12 17 2 4 5 15 10 32l15-22c4-5 9-11 15-15 5-5 10-9 15-10 2-1 5-2 9-2s8 1 11 4c3 2 4 6 4 9 0 4 0 7-2 9-3 3-7 4-11 4-2 0-5 0-8-1-5-2-8-3-10-3-3 0-6 1-10 5-7 5-15 17-26 33l15 59c2 8 4 14 5 15 2 2 3 3 5 3s5-1 8-4c6-5 12-12 16-20l6 3c-7 13-16 24-27 33-6 5-11 7-15 7-7 0-13-3-16-10-3-5-8-23-15-58-17 31-31 51-42 60-6 5-13 8-19 8-5 0-9-2-12-5-3-2-4-6-4-10 0-3 1-7 3-9 3-2 6-4 9-4 4 0 8 2 12 6 2 2 5 4 6 4 2 0 3-1 5-3 6-4 13-13 22-27s14-25 17-31c-7-27-10-42-11-43-2-8-6-13-10-16s-10-4-18-4c-2 0-5 0-8 0v-6z">
            <text:p/>
          </draw:path>
          <draw:path draw:style-name="gr3" draw:text-style-name="P2" draw:layer="layout" svg:width="0.152cm" svg:height="0.155cm" svg:x="1.208cm" svg:y="0.567cm" svg:viewBox="0 0 153 156" svg:d="M69 0l-21 76c22-31 39-52 51-61 11-10 23-15 34-15 6 0 11 2 14 6 4 4 6 9 6 16 0 6-2 15-5 26l-23 71c-3 8-4 13-4 15 0 1 0 2 1 4 1 1 2 1 3 1s2-1 4-2c5-5 11-12 17-21l5 3c-10 14-19 25-28 31-6 4-11 6-16 6-4 0-7-1-10-4-2-2-3-5-3-10s2-14 6-27l23-68c2-8 4-15 4-20 0-2-1-4-3-5-1-1-3-2-5-2-4 0-8 1-13 4-8 5-18 13-27 25-10 11-20 26-31 45-6 9-11 19-15 31l-8 27h-25l30-106c4-12 6-20 6-22 0-3-2-5-4-6-2-2-4-3-7-3-1 0-3 0-7 0l-6 1-1-6z">
            <text:p/>
          </draw:path>
          <draw:path draw:style-name="gr3" draw:text-style-name="P2" draw:layer="layout" svg:width="0.092cm" svg:height="0.311cm" svg:x="1.092cm" svg:y="0.48cm" svg:viewBox="0 0 93 312" svg:d="M93 306v6c-17-8-31-18-43-30-16-16-28-35-37-57-9-23-13-45-13-69 0-35 8-66 25-94 17-29 41-49 68-62v8c-14 7-25 18-34 31-10 13-16 29-21 50-4 20-6 41-6 63 0 23 2 45 5 64 3 17 7 29 11 38 4 10 11 18 18 27s16 17 27 25z">
            <text:p/>
          </draw:path>
          <draw:path draw:style-name="gr3" draw:text-style-name="P2" draw:layer="layout" svg:width="0.092cm" svg:height="0.311cm" svg:x="1.385cm" svg:y="0.48cm" svg:viewBox="0 0 93 312" svg:d="M0 8v-8c17 9 31 19 43 30 16 16 28 35 37 57s13 45 13 69c0 34-9 66-26 95-17 28-40 49-67 61v-6c13-8 25-18 34-31 9-14 16-30 20-50 5-22 7-43 7-64 0-24-2-46-6-65-3-16-6-28-10-37s-11-18-18-27c-7-8-16-17-27-24z">
            <text:p/>
          </draw:path>
          <draw:path draw:style-name="gr3" draw:text-style-name="P2" draw:layer="layout" svg:width="0.134cm" svg:height="0.216cm" svg:x="4.148cm" svg:y="1.275cm" svg:viewBox="0 0 135 217" svg:d="M0 111c0-24 3-44 11-61 7-18 16-31 28-40 10-6 20-10 30-10 16 0 30 8 43 25 16 21 23 48 23 83 0 24-3 44-10 61s-16 29-27 37c-10 8-21 11-31 11-20 0-37-11-50-35-12-19-17-43-17-71zM30 115c0 28 4 52 11 70 6 15 15 23 27 23 5 0 11-3 17-8s10-13 13-25c5-17 7-42 7-74 0-24-2-44-7-60-4-12-9-21-14-26-5-3-10-5-15-5-7 0-14 4-19 10-8 8-13 23-16 41s-4 36-4 54z">
            <text:p/>
          </draw:path>
          <draw:path draw:style-name="gr3" draw:text-style-name="P2" draw:layer="layout" svg:width="0.046cm" svg:height="0.083cm" svg:x="4.306cm" svg:y="1.457cm" svg:viewBox="0 0 47 84" svg:d="M0 84v-8c11-3 20-9 25-16 6-7 9-15 9-23 0-2 0-4-1-5s-2-1-2-1c-2 0-4 1-8 3-2 1-4 1-6 1-5 0-9-1-13-4-3-3-4-7-4-13 0-5 2-9 7-13 3-3 8-5 14-5s12 3 18 9c5 6 8 14 8 23 0 11-4 21-11 30-8 9-19 16-36 22z">
            <text:p/>
          </draw:path>
          <draw:path draw:style-name="gr3" draw:text-style-name="P2" draw:layer="layout" svg:width="0.082cm" svg:height="0.213cm" svg:x="4.404cm" svg:y="1.275cm" svg:viewBox="0 0 83 214" svg:d="M0 25l52-25h5v177c0 12 0 19 1 22s3 5 6 7c4 1 10 2 19 2v6h-79v-6c10 0 16-1 19-2 3-2 5-4 6-6 1-3 1-10 1-23v-113c0-16 0-25-1-30-1-3-2-5-4-7-2-1-4-2-7-2-4 0-9 1-16 5z">
            <text:p/>
          </draw:path>
          <draw:path draw:style-name="gr3" draw:text-style-name="P2" draw:layer="layout" svg:width="0.046cm" svg:height="0.083cm" svg:x="4.513cm" svg:y="1.457cm" svg:viewBox="0 0 47 84" svg:d="M0 84v-8c10-3 19-9 25-16s9-15 9-23c0-2 0-4-1-5s-2-1-3-1-3 1-8 3c-2 1-4 1-6 1-5 0-9-1-12-4s-4-7-4-13c0-5 2-9 5-13 4-3 9-5 15-5 7 0 13 3 19 9 5 6 8 14 8 23 0 11-4 21-11 30-8 9-20 16-36 22z">
            <text:p/>
          </draw:path>
          <draw:path draw:style-name="gr3" draw:text-style-name="P2" draw:layer="layout" svg:width="0.046cm" svg:height="0.083cm" svg:x="4.903cm" svg:y="1.457cm" svg:viewBox="0 0 47 84" svg:d="M0 84v-8c11-3 19-9 25-16 5-7 8-15 8-23 0-2 0-4-1-5s-2-1-2-1c-1 0-4 1-8 3-2 1-3 1-6 1-5 0-9-1-12-4s-4-7-4-13c0-5 2-9 6-13 4-3 8-5 14-5 7 0 13 3 18 9 6 6 9 14 9 23 0 11-4 21-12 30s-19 16-35 22z">
            <text:p/>
          </draw:path>
          <draw:path draw:style-name="gr3" draw:text-style-name="P2" draw:layer="layout" svg:width="0.082cm" svg:height="0.213cm" svg:x="5.545cm" svg:y="1.275cm" svg:viewBox="0 0 83 214" svg:d="M0 25l52-25h5v177c0 12 1 19 1 22 1 3 3 5 7 7 3 1 9 2 18 2v6h-79v-6c10 0 16-1 19-2 3-2 5-4 6-6 1-3 2-10 2-23v-113c0-16-1-25-2-30-1-3-2-5-4-7-2-1-4-2-7-2-4 0-9 1-16 5z">
            <text:p/>
          </draw:path>
          <draw:path draw:style-name="gr3" draw:text-style-name="P2" draw:layer="layout" svg:width="0.14cm" svg:height="0.142cm" svg:x="3.679cm" svg:y="1.349cm" svg:viewBox="0 0 141 143" svg:d="M63 0l-20 69c21-28 36-47 47-56s23-13 33-13c5 0 10 2 13 6 4 3 5 8 5 14s-1 14-5 24l-21 65c-2 8-3 12-3 14 0 1 0 2 1 3s1 2 2 2 3-1 4-2c5-4 10-11 16-20l5 3c-9 14-18 23-26 29-7 3-12 5-16 5s-7-1-9-3-3-5-3-9c0-5 2-13 6-25l21-63c3-8 4-14 4-18 0-2-1-4-2-5s-3-2-6-2-7 1-12 4c-8 4-16 12-25 23-9 10-19 24-28 41-6 9-10 18-13 29l-8 25h-23l28-98c3-11 5-18 5-20s-1-4-3-6c-1-2-4-2-6-2s-4 0-7 0l-5 1-2-6z">
            <text:p/>
          </draw:path>
          <draw:path draw:style-name="gr3" draw:text-style-name="P2" draw:layer="layout" svg:width="0.248cm" svg:height="0.214cm" svg:x="5.003cm" svg:y="1.279cm" svg:viewBox="0 0 249 215" svg:d="M100 0l63 162 35-120c3-10 4-18 4-24 0-3-1-6-4-8-2-3-7-4-15-4-1 0-2 0-3 0l1-6h68l-2 6c-7 0-12 1-15 2-5 2-9 5-12 9s-7 13-10 25l-49 173h-5l-68-177-38 130c-3 10-4 18-4 23 0 4 1 7 4 9 2 2 8 4 18 4l-2 6h-66l2-6c9 0 14-1 17-2 4-1 7-4 9-6 3-4 6-12 10-25l43-148c-4-6-9-10-13-13-5-2-12-4-21-4l1-6z">
            <text:p/>
          </draw:path>
          <draw:path draw:style-name="gr3" draw:text-style-name="P2" draw:layer="layout" svg:width="0.161cm" svg:height="0.072cm" svg:x="3.906cm" svg:y="1.372cm" svg:viewBox="0 0 162 73" svg:d="M0 0h162v15h-162zM0 58h162v15h-162z">
            <text:p/>
          </draw:path>
          <draw:polygon draw:style-name="gr3" draw:text-style-name="P2" draw:layer="layout" svg:width="0.161cm" svg:height="0.015cm" svg:x="5.318cm" svg:y="1.4cm" svg:viewBox="0 0 162 16" draw:points="0,16 162,16 162,0 0,0">
            <text:p/>
          </draw:polygon>
          <draw:path draw:style-name="gr3" draw:text-style-name="P2" draw:layer="layout" svg:width="0.135cm" svg:height="0.216cm" svg:x="7.792cm" svg:y="1.275cm" svg:viewBox="0 0 136 217" svg:d="M0 111c0-24 4-44 11-61 7-18 18-31 30-40 9-6 18-10 28-10 16 0 30 8 43 25 16 21 24 48 24 83 0 24-4 44-11 61s-15 29-26 37-21 11-31 11c-20 0-37-11-51-35-11-19-17-43-17-71zM31 115c0 28 4 52 11 70 6 15 15 23 26 23 6 0 11-3 17-8s11-13 14-25c4-17 7-42 7-74 0-24-3-44-8-60-3-12-8-21-14-26-4-3-9-5-15-5-7 0-13 4-19 10-7 8-12 23-15 41-2 18-4 36-4 54z">
            <text:p/>
          </draw:path>
          <draw:path draw:style-name="gr3" draw:text-style-name="P2" draw:layer="layout" svg:width="0.046cm" svg:height="0.083cm" svg:x="7.95cm" svg:y="1.457cm" svg:viewBox="0 0 47 84" svg:d="M0 84v-8c12-3 20-9 26-16s9-15 9-23c0-2-1-4-2-5s-1-1-2-1-4 1-7 3c-2 1-4 1-6 1-5 0-9-1-13-4-3-3-5-7-5-13 0-5 2-9 6-13 5-3 10-5 15-5 7 0 13 3 18 9s8 14 8 23c0 11-4 21-11 30s-19 16-36 22z">
            <text:p/>
          </draw:path>
          <draw:path draw:style-name="gr3" draw:text-style-name="P2" draw:layer="layout" svg:width="0.082cm" svg:height="0.213cm" svg:x="8.047cm" svg:y="1.275cm" svg:viewBox="0 0 83 214" svg:d="M0 25l52-25h5v177c0 12 0 19 1 22s3 5 6 7c3 1 10 2 19 2v6h-79v-6c10 0 17-1 19-2 3-2 5-4 6-6 2-3 2-10 2-23v-113c0-16 0-25-1-30-1-3-2-5-4-7-2-1-5-2-7-2-4 0-9 1-17 5z">
            <text:p/>
          </draw:path>
          <draw:path draw:style-name="gr3" draw:text-style-name="P2" draw:layer="layout" svg:width="0.046cm" svg:height="0.083cm" svg:x="8.155cm" svg:y="1.457cm" svg:viewBox="0 0 47 84" svg:d="M0 84v-8c11-3 19-9 25-16 7-7 10-15 10-23 0-2-1-4-2-5 0-1-1-1-2-1s-3 1-8 3c-2 1-4 1-6 1-5 0-9-1-12-4s-5-7-5-13c0-5 2-9 6-13 4-3 9-5 14-5 8 0 14 3 19 9 6 6 8 14 8 23 0 11-3 21-11 30-7 9-20 16-36 22z">
            <text:p/>
          </draw:path>
          <draw:path draw:style-name="gr3" draw:text-style-name="P2" draw:layer="layout" svg:width="0.046cm" svg:height="0.083cm" svg:x="8.557cm" svg:y="1.457cm" svg:viewBox="0 0 47 84" svg:d="M0 84v-8c11-3 19-9 25-16 7-7 10-15 10-23 0-2-1-4-2-5 0-1-1-1-2-1-2 0-4 1-8 3-2 1-4 1-6 1-5 0-9-1-12-4s-5-7-5-13c0-5 2-9 6-13 4-3 9-5 14-5 7 0 14 3 19 9 6 6 8 14 8 23 0 11-3 21-11 30s-20 16-36 22z">
            <text:p/>
          </draw:path>
          <draw:path draw:style-name="gr3" draw:text-style-name="P2" draw:layer="layout" svg:width="0.083cm" svg:height="0.213cm" svg:x="9.199cm" svg:y="1.275cm" svg:viewBox="0 0 84 214" svg:d="M0 25l51-25h5v177c0 12 1 19 2 22s3 5 6 7c3 1 9 2 20 2v6h-80v-6c10 0 16-1 19-2 3-2 5-4 6-6 1-3 2-10 2-23v-113c0-16-1-25-2-30 0-3-2-5-3-7-2-1-5-2-7-2-4 0-9 1-16 5z">
            <text:p/>
          </draw:path>
          <draw:path draw:style-name="gr3" draw:text-style-name="P2" draw:layer="layout" svg:width="0.151cm" svg:height="0.222cm" svg:x="7.315cm" svg:y="1.269cm" svg:viewBox="0 0 152 223" svg:d="M87 0l-43 152 17-15c19-16 32-28 37-35 2-3 3-5 3-6s0-2-1-3c0-1-2-2-3-2-2-1-5-1-10-1h-5l2-6h68l-2 6c-8 0-15 2-21 4-5 2-11 5-16 9-10 8-17 13-20 16l-14 12c3 7 5 17 9 31 5 21 9 34 11 38s4 6 6 6 4 0 6-2c5-4 11-10 17-19l5 4c-11 14-19 23-25 28-6 4-12 6-16 6-5 0-8-1-10-4-5-6-11-30-21-72l-21 18-16 55h-24l51-176 4-15c1-3 1-5 1-7s-1-4-3-6-4-2-8-2c-2 0-6 0-11 1v-5z">
            <text:p/>
          </draw:path>
          <draw:path draw:style-name="gr3" draw:text-style-name="P2" draw:layer="layout" svg:width="0.248cm" svg:height="0.214cm" svg:x="8.656cm" svg:y="1.279cm" svg:viewBox="0 0 249 215" svg:d="M101 0l63 162 35-120c3-10 4-18 4-24 0-3-1-6-4-8-3-3-8-4-15-4-1 0-2 0-4 0l2-6h67l-2 6c-7 0-12 1-15 2-5 2-9 5-11 9-3 4-7 13-10 25l-50 173h-4l-69-177-37 130c-3 10-4 18-4 23 0 4 1 7 4 9 2 2 8 4 17 4l-1 6h-67l2-6c8 0 14-1 17-2 4-1 8-4 10-6 3-4 6-12 10-25l42-148c-4-6-8-10-12-13-5-2-12-4-22-4l2-6z">
            <text:p/>
          </draw:path>
          <draw:path draw:style-name="gr3" draw:text-style-name="P2" draw:layer="layout" svg:width="0.161cm" svg:height="0.072cm" svg:x="7.551cm" svg:y="1.372cm" svg:viewBox="0 0 162 73" svg:d="M0 0h162v15h-162zM0 58h162v15h-162z">
            <text:p/>
          </draw:path>
          <draw:polygon draw:style-name="gr3" draw:text-style-name="P2" draw:layer="layout" svg:width="0.161cm" svg:height="0.015cm" svg:x="8.972cm" svg:y="1.4cm" svg:viewBox="0 0 162 16" draw:points="0,16 162,16 162,0 0,0">
            <text:p/>
          </draw:polygon>
          <draw:path draw:style-name="gr3" draw:text-style-name="P2" draw:layer="layout" svg:width="0.081cm" svg:height="0.18cm" svg:x="4.564cm" svg:y="2.367cm" svg:viewBox="0 0 82 181" svg:d="M73 0l-12 42h21l-3 9h-21l-29 90c-3 11-5 17-5 20 0 2 0 3 1 4s2 1 3 1c2 0 5-1 10-5 2-2 7-8 14-19l5 4c-9 14-17 23-26 29-5 4-11 6-16 6-4 0-8-2-11-4-2-4-4-8-4-12 0-6 2-14 5-25l27-89h-23l1-6c12-3 21-7 30-13 8-6 17-17 26-32z">
            <text:p/>
          </draw:path>
          <draw:path draw:style-name="gr3" draw:text-style-name="P2" draw:layer="layout" svg:width="0.139cm" svg:height="0.142cm" svg:x="4.974cm" svg:y="2.405cm" svg:viewBox="0 0 140 143" svg:d="M62 0l-20 70c21-28 36-47 47-56 11-8 21-14 31-14 6 0 10 2 14 7 3 3 6 8 6 14s-3 14-6 24l-21 64c-2 7-4 12-4 13 0 2 1 3 1 4 1 1 2 1 3 1s2 0 4-2c4-4 10-10 15-19l5 3c-9 13-17 23-25 28-6 4-11 6-16 6-3 0-6-1-8-4-2-2-3-5-3-9 0-5 2-13 6-25l20-61c2-8 4-14 4-18 0-2-1-4-2-5-2-1-4-2-6-2-3 0-7 1-11 4-8 4-16 12-25 22-9 11-19 24-28 41-6 8-10 18-13 28l-8 25h-22l27-96c3-11 5-18 5-20s-1-4-3-6c-1-2-4-2-6-2-1 0-3 0-6 0l-6 1-2-6z">
            <text:p/>
          </draw:path>
          <draw:path draw:style-name="gr3" draw:text-style-name="P2" draw:layer="layout" svg:width="0.181cm" svg:height="0.207cm" svg:x="5.147cm" svg:y="2.336cm" svg:viewBox="0 0 182 208" svg:d="M21 0h161l-17 56h-6c2-8 3-15 3-21 0-8-2-13-7-17-3-3-12-4-27-4h-16l-43 146c-5 16-8 27-8 30 0 4 2 7 5 9s9 4 17 4h7l-1 5h-89l1-5h4c8 0 14-2 19-4 2-2 5-5 7-10 3-4 6-14 11-28l42-147h-12c-12 0-22 1-30 4s-14 8-18 13c-5 6-9 14-12 25h-5z">
            <text:p/>
          </draw:path>
          <draw:path draw:style-name="gr3" draw:text-style-name="P2" draw:layer="layout" svg:width="0.16cm" svg:height="0.072cm" svg:x="4.732cm" svg:y="2.428cm" svg:viewBox="0 0 161 73" svg:d="M0 0h161v14h-161zM0 58h161v15h-161z">
            <text:p/>
          </draw:path>
          <draw:path draw:style-name="gr3" draw:text-style-name="P2" draw:layer="layout" svg:width="0.203cm" svg:height="0.286cm" svg:x="7.316cm" svg:y="2.296cm" svg:viewBox="0 0 204 287" svg:d="M153 84l-3 10h-23l-18 68c-9 29-17 52-24 68-11 23-23 38-36 47-10 7-19 10-28 10-7 0-12-2-16-5-3-3-5-6-5-10s1-7 4-9 6-4 9-4 6 1 7 3c2 2 3 4 3 6s-1 4-3 6-2 3-2 4 0 1 1 2c1 0 2 1 4 1 4 0 9-2 14-4 5-3 9-7 13-13 3-5 8-13 11-24 2-4 6-18 12-42l30-104h-30l2-10c10 0 16-1 20-2s7-4 11-7c3-3 6-9 11-18 6-14 11-23 16-30 8-9 15-16 24-21 8-4 15-6 22-6 8 0 14 2 18 6 5 4 7 8 7 13 0 3-1 6-3 9-3 2-6 3-9 3-4 0-6 0-8-2s-3-4-3-7c0-2 0-4 2-6 1-3 2-4 2-5s-1-2-2-3-3-2-5-2c-6 0-11 2-16 7-6 5-12 14-17 26-2 6-7 22-15 45z">
            <text:p/>
          </draw:path>
          <draw:path draw:style-name="gr3" draw:text-style-name="P2" draw:layer="layout" svg:width="0.15cm" svg:height="0.222cm" svg:x="7.842cm" svg:y="2.296cm" svg:viewBox="0 0 151 223" svg:d="M88 0l-44 151 17-15c20-17 32-28 38-36 2-3 3-5 3-6s0-2-1-3-2-1-4-2c-1 0-4-1-9-1h-5l1-5h67l-1 5c-8 1-14 2-20 4s-11 5-16 9c-10 8-17 13-20 16l-14 12c2 7 5 19 8 32 6 22 10 35 12 39s4 6 6 6c1 0 3-1 6-3 5-4 11-10 17-18l5 3c-11 14-19 24-25 28s-12 7-17 7c-4 0-7-2-10-5-4-6-11-30-21-71l-21 18-16 54h-24l51-176 4-15c1-3 1-5 1-7s-1-4-3-6c-2-1-5-2-8-2-2 0-6 0-11 1v-5z">
            <text:p/>
          </draw:path>
          <draw:path draw:style-name="gr3" draw:text-style-name="P2" draw:layer="layout" svg:width="0.203cm" svg:height="0.286cm" svg:x="8.139cm" svg:y="2.296cm" svg:viewBox="0 0 204 287" svg:d="M152 84l-2 10h-23l-19 68c-8 29-16 52-23 68-11 23-23 38-35 47-11 7-20 10-30 10-6 0-11-2-15-5s-5-6-5-10 1-7 4-9c2-2 5-4 9-4 3 0 5 1 7 3s3 4 3 6-1 4-3 6-3 3-3 4 1 1 1 2c1 0 3 1 5 1 4 0 9-2 14-4 4-3 10-7 13-13 4-5 8-13 11-24 2-4 6-18 12-42l30-104h-30l2-10c10 0 16-1 20-2s7-4 10-7 7-9 12-18c5-14 11-23 16-30 8-9 15-16 23-21 8-4 16-6 23-6 8 0 14 2 18 6 5 4 7 8 7 13 0 3-1 6-4 9-2 2-5 3-9 3-3 0-5 0-7-2s-3-4-3-7c0-2 0-4 2-6 1-3 1-4 1-5s0-2-1-3-3-2-5-2c-6 0-11 2-16 7-6 5-12 14-17 26-3 6-8 22-15 45z">
            <text:p/>
          </draw:path>
          <draw:path draw:style-name="gr3" draw:text-style-name="P2" draw:layer="layout" svg:width="0.161cm" svg:height="0.072cm" svg:x="7.604cm" svg:y="2.398cm" svg:viewBox="0 0 162 73" svg:d="M0 0h162v15h-162zM0 57h162v16h-162z">
            <text:p/>
          </draw:path>
          <draw:path draw:style-name="gr3" draw:text-style-name="P2" draw:layer="layout" svg:width="0.185cm" svg:height="0.213cm" svg:x="8.007cm" svg:y="2.301cm" svg:viewBox="0 0 186 214" svg:d="M186 214h-186l97-214zM148 202l-61-149-67 149z">
            <text:p/>
          </draw:path>
          <draw:polygon draw:style-name="gr3" draw:text-style-name="P2" draw:layer="layout" svg:width="0.088cm" svg:height="0.223cm" svg:x="8.32cm" svg:y="2.839cm" svg:viewBox="0 0 89 224" draw:points="89,0 12,224 0,224 77,0">
            <text:p/>
          </draw:polygon>
          <draw:path draw:style-name="gr3" draw:text-style-name="P2" draw:layer="layout" svg:width="0.068cm" svg:height="0.083cm" svg:x="8.164cm" svg:y="3.058cm" svg:viewBox="0 0 69 84" svg:d="M69 0l-5 27h-4c0-8-2-14-5-17-3-4-7-6-11-6s-7 1-9 3-3 5-3 7 0 4 1 6 3 4 6 8c8 8 13 15 15 20 2 4 3 8 3 12 0 6-2 12-8 16-5 5-11 8-19 8-4 0-9-1-16-3-2-1-3-2-4-2-3 0-5 2-7 5h-3l6-30h3c0 10 2 16 6 20s9 5 14 5 9-1 11-3c3-3 4-6 4-10 0-2 0-4-1-6-2-4-5-9-11-15-5-7-8-12-10-15-1-3-2-6-2-10 0-5 2-10 6-14s10-6 16-6c2 0 4 0 5 0s3 1 6 2 5 2 6 2c3 0 5-1 7-4z">
            <text:p/>
          </draw:path>
          <draw:path draw:style-name="gr3" draw:text-style-name="P2" draw:layer="layout" svg:width="0.204cm" svg:height="0.287cm" svg:x="7.478cm" svg:y="2.839cm" svg:viewBox="0 0 205 288" svg:d="M153 83l-3 10h-22l-19 70c-8 29-17 52-25 68-10 23-22 38-35 47-9 7-19 10-28 10-6 0-11-2-16-5-3-3-5-6-5-10s2-7 4-9c3-2 6-4 10-4 3 0 5 1 7 3s3 4 3 6-1 4-3 6-3 3-3 4 0 1 1 2c1 0 2 1 4 1 5 0 9-2 14-4 5-3 9-7 13-13 4-5 7-13 11-24 1-4 5-18 12-42l31-106h-31l2-10c9 0 16 0 21-1 4-2 7-4 10-7 3-4 7-10 11-19 6-12 12-22 17-29 7-9 15-16 23-20 8-5 16-7 23-7 8 0 14 2 18 6 5 4 7 8 7 13 0 4-1 7-4 9-2 3-5 4-9 4-3 0-5-1-7-3s-3-4-3-7c0-1 0-3 2-6 1-2 1-4 1-4 0-2 0-3-1-4s-3-1-5-1c-6 0-11 2-16 6-7 6-12 14-17 26-3 7-8 21-15 44z">
            <text:p/>
          </draw:path>
          <draw:path draw:style-name="gr3" draw:text-style-name="P2" draw:layer="layout" svg:width="0.203cm" svg:height="0.287cm" svg:x="8.007cm" svg:y="2.839cm" svg:viewBox="0 0 204 288" svg:d="M152 83l-3 10h-23l-18 70c-9 29-16 52-24 68-11 23-23 38-35 47-10 7-19 10-29 10-6 0-11-2-15-5-3-3-5-6-5-10s1-7 4-9c2-2 6-4 9-4s6 1 7 3c2 2 3 4 3 6s-1 4-3 6-2 3-2 4 0 1 1 2c1 0 2 1 4 1 4 0 9-2 14-4 5-3 9-7 13-13 3-5 7-13 10-24 2-4 6-18 12-42l30-106h-30l2-10c10 0 16 0 20-1 4-2 7-4 11-7 3-4 7-10 11-19 6-12 11-22 17-29 7-9 15-16 23-20 8-5 15-7 24-7 7 0 13 2 18 6 4 4 6 8 6 13 0 4-1 7-3 9-2 3-5 4-9 4-3 0-6-1-8-3s-3-4-3-7c0-1 1-3 2-6 1-2 2-4 2-4 0-2 0-3-1-4-2-1-3-1-6-1-7 0-12 2-17 6-6 6-12 14-17 26-2 7-7 21-15 44z">
            <text:p/>
          </draw:path>
          <draw:path draw:style-name="gr3" draw:text-style-name="P2" draw:layer="layout" svg:width="0.248cm" svg:height="0.214cm" svg:x="8.461cm" svg:y="2.849cm" svg:viewBox="0 0 249 215" svg:d="M101 0l63 163 35-121c3-10 4-18 4-24 0-4-1-7-4-9-2-2-7-3-14-3-2 0-3 0-4 0l1-6h67l-1 6c-7 0-13 0-16 2-5 2-8 5-11 8-3 5-6 14-10 26l-49 173h-5l-69-177-37 131c-3 10-4 17-4 23 0 3 1 6 4 8 2 2 8 4 18 4l-2 6h-67l2-6c8 0 14 0 17-2 4-1 7-3 9-6 4-4 7-12 11-24l43-149c-4-6-9-11-13-13-5-2-12-4-22-4l2-6z">
            <text:p/>
          </draw:path>
          <draw:path draw:style-name="gr3" draw:text-style-name="P2" draw:layer="layout" svg:width="0.185cm" svg:height="0.214cm" svg:x="7.347cm" svg:y="2.844cm" svg:viewBox="0 0 186 215" svg:d="M186 215h-186l97-215zM150 202l-63-150-68 150z">
            <text:p/>
          </draw:path>
          <draw:path draw:style-name="gr3" draw:text-style-name="P2" draw:layer="layout" svg:width="0.162cm" svg:height="0.072cm" svg:x="7.766cm" svg:y="2.942cm" svg:viewBox="0 0 163 73" svg:d="M0 0h163v14h-163zM0 58h163v15h-163z">
            <text:p/>
          </draw:path>
          <draw:path draw:style-name="gr3" draw:text-style-name="P2" draw:layer="layout" svg:width="0.218cm" svg:height="0.031cm" svg:x="4.623cm" svg:y="1.379cm" svg:viewBox="0 0 219 32" svg:d="M215 6c3 3 4 6 4 10 0 5-1 8-4 11s-8 5-12 5-8-2-11-5-4-6-4-11c0-4 1-7 4-10 3-4 7-6 11-6s9 2 12 6zM120 6c3 3 4 6 4 10 0 5-1 8-4 11s-7 5-11 5-8-2-11-5-4-6-4-11c0-4 1-7 4-10 3-4 7-6 11-6s8 2 11 6zM26 6c3 3 4 6 4 10 0 5-1 8-4 11s-7 5-11 5-8-2-11-5-4-6-4-11c0-4 1-7 4-10 3-4 7-6 11-6s8 2 11 6z">
            <text:p/>
          </draw:path>
          <draw:path draw:style-name="gr3" draw:text-style-name="P2" draw:layer="layout" svg:width="0.218cm" svg:height="0.031cm" svg:x="8.255cm" svg:y="1.379cm" svg:viewBox="0 0 219 32" svg:d="M215 6c3 3 4 6 4 10 0 5-1 8-4 11s-7 5-11 5-8-2-11-5-4-6-4-11c0-4 1-7 4-10 3-4 7-6 11-6s8 2 11 6zM121 6c3 3 4 6 4 10 0 5-1 8-4 11s-7 5-11 5-8-2-11-5-4-6-4-11c0-4 1-7 4-10 3-4 7-6 11-6s8 2 11 6zM26 6c3 3 4 6 4 10 0 5-1 8-4 11s-7 5-11 5-8-2-11-5-4-6-4-11c0-4 1-7 4-10 3-4 7-6 11-6s8 2 11 6z">
            <text:p/>
          </draw:path>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9.6cm" fo:page-height="3.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0:47:05.042891240</meta:creation-date>
    <dc:date>2023-08-21T10:58:29.405602258</dc:date>
    <meta:editing-duration>PT11M23S</meta:editing-duration>
    <meta:editing-cycles>6</meta:editing-cycles>
    <meta:generator>LibreOffice/7.6.0.2$Linux_X86_64 LibreOffice_project/60$Build-2</meta:generator>
    <meta:document-statistic meta:object-count="147"/>
  </office:meta>
</office:document-meta>
</file>